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3" style:family="paragraph" style:parent-style-name="Frame_20_contents">
      <style:text-properties fo:font-style="italic"/>
    </style:style>
    <style:style style:name="P4" style:family="paragraph" style:parent-style-name="Frame_20_contents">
      <style:text-properties fo:font-style="italic" style:font-style-asian="italic" style:font-style-complex="italic"/>
    </style:style>
    <style:style style:name="P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content" style:horizontal-pos="center" style:horizontal-rel="paragraph" fo:background-color="transparent" style:background-transparency="100%" fo:padding="0in" fo:border="none" style:shadow="none" style:flow-with-text="true">
        <style:background-image/>
        <style:columns fo:column-count="1" fo:column-gap="0in"/>
      </style:graphic-properties>
    </style:style>
    <style:style style:name="fr2" style:family="graphic" style:parent-style-name="Frame">
      <style:graphic-properties style:wrap="none" style:vertical-pos="from-top" style:vertical-rel="paragraph" style:horizontal-pos="from-left" style:horizontal-rel="paragraph" fo:padding="0in" fo:border="none" style:shadow="none"/>
    </style:style>
    <style:style style:name="gr1" style:family="graphic">
      <style:graphic-properties style:run-through="foreground" style:wrap="none" style:wrap-contour-mode="full" style:vertical-pos="from-top" style:vertical-rel="paragraph-content" style:horizontal-pos="from-left" style:horizontal-rel="paragraph"/>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opacity="40%" draw:textarea-horizontal-align="center" draw:textarea-vertical-align="middle" fo:padding-top="0.0492in" fo:padding-bottom="0.0492in" fo:padding-left="0.0984in" fo:padding-right="0.0984in" draw:shadow="hidden" draw:shadow-offset-x="0.1181in" draw:shadow-offset-y="0.1181in" draw:shadow-color="#808080" draw:shadow-opacity="4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000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ff00" draw:opacity="25%" draw:textarea-horizontal-align="center" draw:textarea-vertical-align="middle" fo:padding-top="0.0492in" fo:padding-bottom="0.0492in" fo:padding-left="0.0984in" fo:padding-right="0.0984in" draw:shadow="hidden" draw:shadow-offset-x="0.1181in" draw:shadow-offset-y="0.1181in" draw:shadow-color="#808080" draw:shadow-opacity="25%" style:run-through="foreground"/>
    </style:style>
    <style:style style:name="gr8" style:family="graphic">
      <style:graphic-properties draw:stroke="dash" draw:stroke-dash="Fine_20_Dashed_20__28_var_29_" svg:stroke-width="0.0402in" svg:stroke-color="#ff0000" draw:marker-start="" draw:marker-start-width="0.1799in" draw:marker-start-center="false" draw:marker-end="Arrow"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9" style:family="graphic">
      <style:graphic-properties style:run-through="foreground" style:wrap="run-through" style:number-wrapped-paragraphs="no-limit" style:vertical-pos="from-top" style:vertical-rel="paragraph" style:horizontal-pos="from-left" style:horizontal-rel="paragraph"/>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99ccff" draw:opacity="40%" draw:textarea-horizontal-align="center" draw:textarea-vertical-align="middle" fo:padding-top="0.0492in" fo:padding-bottom="0.0492in" fo:padding-left="0.0984in" fo:padding-right="0.0984in" draw:shadow="hidden" draw:shadow-offset-x="0.1181in" draw:shadow-offset-y="0.1181in" draw:shadow-color="#808080" draw:shadow-opacity="4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000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ffff00" draw:opacity="25%" draw:textarea-horizontal-align="center" draw:textarea-vertical-align="middle" fo:padding-top="0.0492in" fo:padding-bottom="0.0492in" fo:padding-left="0.0984in" fo:padding-right="0.0984in" draw:shadow="hidden" draw:shadow-offset-x="0.1181in" draw:shadow-offset-y="0.1181in" draw:shadow-color="#808080" draw:shadow-opacity="25%" style:run-through="foreground"/>
    </style:style>
    <style:style style:name="gr17" style:family="graphic">
      <style:graphic-properties draw:stroke="dash" draw:stroke-dash="Fine_20_Dashed_20__28_var_29_" svg:stroke-width="0.0402in" svg:stroke-color="#ff0000" draw:marker-start="" draw:marker-start-width="0.1799in" draw:marker-start-center="false" draw:marker-end="Arrow"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99ccff" draw:opacity="40%" draw:textarea-horizontal-align="center" draw:textarea-vertical-align="middle" fo:padding-top="0.0492in" fo:padding-bottom="0.0492in" fo:padding-left="0.0984in" fo:padding-right="0.0984in" draw:shadow="hidden" draw:shadow-offset-x="0.1181in" draw:shadow-offset-y="0.1181in" draw:shadow-color="#808080" draw:shadow-opacity="4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000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ffff00" draw:opacity="25%" draw:textarea-horizontal-align="center" draw:textarea-vertical-align="middle" fo:padding-top="0.0492in" fo:padding-bottom="0.0492in" fo:padding-left="0.0984in" fo:padding-right="0.0984in" draw:shadow="hidden" draw:shadow-offset-x="0.1181in" draw:shadow-offset-y="0.1181in" draw:shadow-color="#808080" draw:shadow-opacity="25%" style:run-through="foreground"/>
    </style:style>
    <style:style style:name="gr25" style:family="graphic">
      <style:graphic-properties draw:stroke="dash" draw:stroke-dash="Fine_20_Dashed_20__28_var_29_" svg:stroke-width="0.0402in" svg:stroke-color="#ff0000" draw:marker-start="" draw:marker-start-width="0.1799in" draw:marker-start-center="false" draw:marker-end="Arrow"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ffff00" draw:opacity="25%" draw:textarea-horizontal-align="center" draw:textarea-vertical-align="middle" fo:padding-top="0.0492in" fo:padding-bottom="0.0492in" fo:padding-left="0.0984in" fo:padding-right="0.0984in" draw:shadow="hidden" draw:shadow-offset-x="0.1181in" draw:shadow-offset-y="0.1181in" draw:shadow-color="#808080" draw:shadow-opacity="25%" style:run-through="foreground"/>
    </style:style>
    <style:style style:name="gr28" style:family="graphic">
      <style:graphic-properties draw:stroke="dash" draw:stroke-dash="Fine_20_Dashed_20__28_var_29_" svg:stroke-width="0.0402in" svg:stroke-color="#ff0000" draw:marker-start="" draw:marker-start-width="0.1799in" draw:marker-start-center="false" draw:marker-end="Arrow" draw:marker-end-width="0.1201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2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in" svg:stroke-color="#000000" draw:marker-start="" draw:marker-start-width="0.1181in" draw:marker-start-center="false" draw:marker-end="" draw:marker-end-width="0.1181in" draw:marker-end-center="false" draw:fill="solid" draw:fill-color="#99ccff" draw:opacity="40%" draw:textarea-horizontal-align="center" draw:textarea-vertical-align="middle" fo:padding-top="0.0492in" fo:padding-bottom="0.0492in" fo:padding-left="0.0984in" fo:padding-right="0.0984in" draw:shadow="hidden" draw:shadow-offset-x="0.1181in" draw:shadow-offset-y="0.1181in" draw:shadow-color="#808080" draw:shadow-opacity="40%" style:run-through="foreground"/>
    </style:style>
    <style:style style:name="gr31" style:family="graphic">
      <style:graphic-properties draw:stroke="solid" svg:stroke-width="0in" svg:stroke-color="#000000" draw:marker-start="" draw:marker-start-width="0.1181in" draw:marker-start-center="false" draw:marker-end="" draw:marker-end-width="0.1181in" draw:marker-end-center="false" draw:fill="solid" draw:fill-color="#000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ll Handling with Various Steering Systems</text:p>
      <text:p text:style-name="P2">Leif Bennett, Mentor, Team 1515</text:p>
      <text:p text:style-name="Standard"/>
      <text:p text:style-name="Standard">Because the ball can't be drawn far under the robot's frame perimeter, crab drive may make it easier to turn with the ball.</text:p>
      <text:p text:style-name="Standard"/>
      <text:p text:style-name="Standard">The difficulty in handling the ball using ordinary steering systems is that the ball is very near one edge of the robot (which I'll call the front for convenience; the same considerations apply for other edges). If the robot pivots about its center axis, as in a tank drive's neutral turn, or about its rear axle, as with a conventional auto's steerable front wheels, the front edge will move sideways out from behind the ball.</text:p>
      <text:p text:style-name="Standard"><draw:frame draw:style-name="fr2" draw:name="Frame2" text:anchor-type="paragraph" svg:x="1.3217in" svg:y="0.1035in" fo:min-width="4.0008in" draw:z-index="3"><draw:text-box fo:min-height="2.3in"><text:p text:style-name="P4"><draw:g text:anchor-type="paragraph" draw:z-index="4" draw:style-name="gr1"><draw:ellipse draw:style-name="gr18" draw:text-style-name="P5" svg:width="0.3614in" svg:height="0.3606in" svg:x="0.6228in" svg:y="0.1457in"><text:p/></draw:ellipse><draw:rect draw:style-name="gr19" draw:text-style-name="P5" svg:width="1.0835in" svg:height="1.3224in" svg:x="0.2618in" svg:y="0.5059in"><text:p/></draw:rect><draw:rect draw:style-name="gr20" draw:text-style-name="P5" svg:width="1.0831in" svg:height="1.3232in" draw:transform="skewX (-0.00157079632679459) rotate (0.522551578047004) translate (0in 0.857638888888889in)"><text:p/></draw:rect><draw:circle draw:style-name="gr21" draw:text-style-name="P5" svg:width="0.1205in" svg:height="0.1205in" svg:x="0.7437in" svg:y="1.1075in"><text:p/></draw:circle><draw:line draw:style-name="gr22" draw:text-style-name="P5" svg:x1="1.3453in" svg:y1="0.5067in" svg:x2="0.9453in" svg:y2="0.3209in"><text:p/></draw:line><draw:line draw:style-name="gr23" draw:text-style-name="P5" svg:x1="0.2602in" svg:y1="1.8299in" svg:x2="0.6602in" svg:y2="2.0157in"><text:p/></draw:line><draw:circle draw:style-name="gr24" draw:text-style-name="P5" svg:width="0.3614in" svg:height="0.3614in" svg:x="0.1925in" svg:y="0.2512in"><text:p/></draw:circle><draw:line draw:style-name="gr25" draw:text-style-name="P5" svg:x1="0.8016in" svg:y1="0.3232in" svg:x2="0.3752in" svg:y2="0.4264in"><text:p/></draw:line></draw:g><draw:g text:anchor-type="paragraph" draw:z-index="5" draw:style-name="gr1"><draw:circle draw:style-name="gr26" draw:text-style-name="P5" svg:width="0.3543in" svg:height="0.3543in" svg:x="3.1043in" svg:y="0.1134in"><text:p/></draw:circle><draw:ellipse draw:style-name="gr27" draw:text-style-name="P5" svg:width="0.3551in" svg:height="0.3543in" svg:x="2.4244in" svg:y="0.2933in"><text:p/></draw:ellipse><draw:line draw:style-name="gr28" draw:text-style-name="P5" svg:x1="3.2791in" svg:y1="0.2878in" svg:x2="2.6177in" svg:y2="0.4787in"><text:p/></draw:line><draw:rect draw:style-name="gr29" draw:text-style-name="P5" svg:width="1.0634in" svg:height="1.2988in" draw:transform="rotate (3.1415926535892) translate (3.82083333333333in 1.77013888888889in)"><text:p/></draw:rect><draw:rect draw:style-name="gr30" draw:text-style-name="P5" svg:width="1.063in" svg:height="1.2988in" draw:transform="skewX (-0.000523598775598122) rotate (-2.61799387799219) translate (3.79097222222222in 1.49206036745407in)"><text:p/></draw:rect><draw:ellipse draw:style-name="gr31" draw:text-style-name="P5" svg:width="-0.1189in" svg:height="-0.1185in" svg:x="3.3417in" svg:y="1.7732in"><text:p/></draw:ellipse><draw:line draw:style-name="gr32" draw:text-style-name="P5" svg:x1="3.8181in" svg:y1="0.4713in" svg:x2="3.1524in" svg:y2="0.3673in"><text:p/></draw:line></draw:g>Tank Drive Neutral Turn<text:tab/><text:tab/>Front Wheel Steering</text:p></draw:text-box></draw:frame></text:p>
      <text:p text:style-name="Standard">On the other hand, a crab drive robot (all wheels powered and steerable, or Meccanum wheels, or other steering systems with X, Y, and yaw degrees of freedom), or one with steerable back wheels, would be able to turn with the front edge making little or no sideways movement. I don't know if crab drive will do well on the ramps. </text:p>
      <text:p text:style-name="Standard"><draw:frame draw:style-name="fr1" draw:name="Frame1" text:anchor-type="paragraph" svg:width="4.2571in" draw:z-index="0"><draw:text-box fo:min-height="2.3402in"><text:p text:style-name="P3"><draw:g text:anchor-type="paragraph" draw:z-index="1" draw:style-name="gr1"><draw:rect draw:style-name="gr2" draw:text-style-name="P5" svg:width="1.0634in" svg:height="1.3031in" svg:x="0.228in" svg:y="0.5047in"><text:p/></draw:rect><draw:rect draw:style-name="gr3" draw:text-style-name="P5" svg:width="1.0642in" svg:height="1.3016in" draw:transform="skewX (0.0020943951023928) rotate (0.524995038999795) translate (0.256944444444444in 0.784328521434821in)"><text:p/></draw:rect><draw:circle draw:style-name="gr4" draw:text-style-name="P5" svg:width="0.1189in" svg:height="0.1189in" svg:x="0.7071in" svg:y="0.502in"><text:p/></draw:circle><draw:line draw:style-name="gr5" draw:text-style-name="P5" svg:x1="0.2303in" svg:y1="1.8087in" svg:x2="0.8961in" svg:y2="1.913in"><text:p/></draw:line><draw:ellipse draw:style-name="gr6" draw:text-style-name="P5" svg:width="0.3543in" svg:height="0.3559in" svg:x="0.5772in" svg:y="0.1429in"><text:p/></draw:ellipse><draw:ellipse draw:style-name="gr7" draw:text-style-name="P5" svg:width="0.3543in" svg:height="0.3559in" svg:x="0.4669in" svg:y="0.1709in"><text:p/></draw:ellipse><draw:line draw:style-name="gr8" draw:text-style-name="P5" svg:x1="0.7524in" svg:y1="0.3315in" svg:x2="0.6319in" svg:y2="0.3634in"><text:p/></draw:line></draw:g><draw:g text:anchor-type="paragraph" draw:z-index="2" draw:style-name="gr9"><draw:ellipse draw:style-name="gr10" draw:text-style-name="P5" svg:width="0.3614in" svg:height="0.3606in" svg:x="3.1244in" svg:y="0.2161in"><text:p/></draw:ellipse><draw:rect draw:style-name="gr11" draw:text-style-name="P5" svg:width="1.0835in" svg:height="1.3217in" svg:x="2.7634in" svg:y="0.5764in"><text:p/></draw:rect><draw:rect draw:style-name="gr12" draw:text-style-name="P5" svg:width="1.0831in" svg:height="1.3224in" draw:transform="skewX (-0.00157079632679448) rotate (0.522551578047004) translate (2.43055555555556in 0.638194444444444in)"><text:p/></draw:rect><draw:circle draw:style-name="gr13" draw:text-style-name="P5" svg:width="0.1205in" svg:height="0.1205in" svg:x="2.7717in" svg:y="1.135in"><text:p/></draw:circle><draw:line draw:style-name="gr14" draw:text-style-name="P5" svg:x1="3.8465in" svg:y1="0.5764in" svg:x2="3.378in" svg:y2="0.1087in"><text:p/></draw:line><draw:line draw:style-name="gr15" draw:text-style-name="P5" svg:x1="2.7618in" svg:y1="1.9in" svg:x2="3.0819in" svg:y2="1.7795in"><text:p/></draw:line><draw:ellipse draw:style-name="gr16" draw:text-style-name="P5" svg:width="0.3614in" svg:height="0.3606in" svg:x="2.6232in" svg:y="0.0398in"><text:p/></draw:ellipse><draw:line draw:style-name="gr17" draw:text-style-name="P5" svg:x1="3.3031in" svg:y1="0.3937in" svg:x2="2.8205in" svg:y2="0.2146in"><text:p/></draw:line></draw:g>Crab Drive Forward Turn<text:tab/><text:tab/>Tank Drive Neutral Turn<text:line-break/>or Rear Wheel Steering</text:p></draw:text-box></draw:frame>However, standard tank steering (where each side's wheels or tracks can drive forwards or backwards independently, but cannot change angle with respect to the robot body, giving only two degrees of freedom) gives the possibility of a pinned turn, in which one side stops and the other side moves forwards. While the front moves sideways similarly to a neutral turn, it will also be moving forwards, which will at least tend to keep some contact with the ball. We may find it sufficient to have the drivers understand that a pinned turn is better than a neutral turn for ball hand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_20__28_var_29_" draw:display-name="Fine Dashed (var)" draw:style="rect" draw:dots1="1" draw:dots1-length="112%" draw:distance="112%"/>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eif Bennett</meta:initial-creator>
    <meta:creation-date>2010-01-16T01:42:46.81</meta:creation-date>
    <meta:document-statistic meta:table-count="0" meta:image-count="0" meta:object-count="0" meta:page-count="1" meta:paragraph-count="8" meta:word-count="290" meta:character-count="1653"/>
    <dc:date>2010-01-16T02:41:10.48</dc:date>
    <dc:creator>Leif Bennett</dc:creator>
    <meta:editing-duration>PT00H02M11S</meta:editing-duration>
    <meta:editing-cycles>1</meta:editing-cycles>
    <meta:generator>OpenOffice.org/3.1$Win32 OpenOffice.org_project/310m19$Build-9420</meta:generator>
  </office:meta>
</office:document-meta>
</file>